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25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c1f47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svg:stroke-color="#000000" draw:fill="none" draw:fill-color="#ffffff" fo:min-height="0.775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solid" draw:fill-color="#fccdb2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family="Calibri" style:font-family-generic="swiss" style:font-pitch="variable" fo:font-size="18pt" style:font-size-asian="18pt" style:font-size-complex="18pt"/>
    </style:style>
    <style:style style:name="P4" style:family="paragraph">
      <style:paragraph-properties fo:line-height="100%" fo:text-align="center"/>
    </style:style>
    <style:style style:name="P5" style:family="paragraph">
      <style:paragraph-properties fo:line-height="100%" fo:text-align="center"/>
      <style:text-properties fo:font-family="Calibri" style:font-family-generic="swiss" style:font-pitch="variable" fo:font-size="18pt" style:font-size-asian="18pt" style:font-size-complex="18pt"/>
    </style:style>
    <style:style style:name="P6" style:family="paragraph">
      <style:paragraph-properties fo:text-align="start"/>
    </style:style>
    <style:style style:name="T1" style:family="text">
      <style:text-properties fo:font-family="Calibri" style:font-family-generic="swiss" style:font-pitch="variable" fo:font-size="18pt" style:font-size-asian="18pt" style:font-size-complex="18pt"/>
    </style:style>
    <style:style style:name="T2" style:family="text">
      <style:text-properties fo:font-family="Calibri" style:font-family-generic="swiss" style:font-pitch="variable" fo:font-size="15pt" style:font-size-asian="15pt" style:font-size-complex="15pt"/>
    </style:style>
    <style:style style:name="T3" style:family="text">
      <style:text-properties fo:font-family="Calibri" style:font-style-name="Regular" style:font-family-generic="swiss" fo:font-size="18pt" style:font-family-asian="Calibri" style:font-style-name-asian="Regular" style:font-family-generic-asian="swiss" style:font-size-asian="18pt" style:font-family-complex="Calibri" style:font-style-name-complex="Regular" style:font-family-generic-complex="swiss" style:font-size-complex="18pt"/>
    </style:style>
    <style:style style:name="T4" style:family="text">
      <style:text-properties fo:font-family="Calibri" style:font-family-generic="swiss" style:font-pitch="variable" fo:font-size="18pt" style:font-family-asian="Calibri" style:font-style-name-asian="Regular" style:font-family-generic-asian="swiss" style:font-size-asian="18pt" style:font-family-complex="Calibri" style:font-style-name-complex="Regular" style:font-family-generic-complex="swis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svg:x1="18.7cm" svg:y1="3.1cm" svg:x2="12.99cm" svg:y2="5.755cm" draw:start-shape="id1" draw:end-shape="id2" draw:end-glue-point="4" svg:d="m18700 3100v1327h-5710v1328">
          <text:p/>
        </draw:connector>
        <draw:frame draw:style-name="gr2" draw:text-style-name="P2" draw:layer="layout" svg:width="1.7cm" svg:height="1.026cm" svg:x="53.4cm" svg:y="22.474cm">
          <draw:text-box>
            <text:p><text:span text:style-name="T1">ja</text:span></text:p>
          </draw:text-box>
        </draw:frame>
        <draw:frame draw:style-name="gr2" draw:text-style-name="P2" draw:layer="layout" svg:width="2.1cm" svg:height="1.026cm" svg:x="17.286cm" svg:y="7.324cm">
          <draw:text-box>
            <text:p><text:span text:style-name="T1">nein</text:span></text:p>
          </draw:text-box>
        </draw:frame>
        <draw:custom-shape draw:style-name="gr3" draw:text-style-name="P3" xml:id="id1" draw:id="id1" draw:layer="layout" svg:width="8.2cm" svg:height="2.335cm" svg:x="14.6cm" svg:y="0.765cm">
          <draw:glue-point draw:id="4" svg:x="5cm" svg:y="-2.856cm"/>
          <draw:glue-point draw:id="5" svg:x="5cm" svg:y="2.282cm"/>
          <draw:glue-point draw:id="6" svg:x="-4.982cm" svg:y="2.496cm"/>
          <draw:glue-point draw:id="7" svg:x="-5.03cm" svg:y="-2.642cm"/>
          <text:p text:style-name="P1"><text:span text:style-name="T1">Aktualisiere:</text:span></text:p>
          <text:p text:style-name="P1"><text:span text:style-name="T1">vertexMove(v,op,np,od,n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2" draw:id="id2" draw:layer="layout" svg:width="8.2cm" svg:height="5.2cm" svg:x="8.89cm" svg:y="5.755cm">
          <text:p text:style-name="P1"><text:span text:style-name="T1">nd ∉ T?</text:span></text:p>
          <text:p text:style-name="P1"><text:span text:style-name="T1">und</text:span></text:p>
          <text:p><text:span text:style-name="T1">descAdd(nd,*) ∉ O?</text:span></text:p>
          <text:p text:style-name="P1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svg:x1="24.452cm" svg:y1="16.8cm" svg:x2="27.5cm" svg:y2="22.787cm" draw:start-shape="id3" draw:start-glue-point="6" draw:end-shape="id4" draw:end-glue-point="3" svg:d="m24452 16800v5987h3048">
          <text:p/>
        </draw:connector>
        <draw:connector draw:style-name="gr1" draw:text-style-name="P1" draw:layer="layout" svg:x1="17.09cm" svg:y1="8.355cm" svg:x2="20.186cm" svg:y2="8.35cm" draw:start-shape="id2" draw:start-glue-point="7" draw:end-shape="id5" draw:end-glue-point="5" svg:d="m17090 8355h1549v-5h1547">
          <text:p/>
        </draw:connector>
        <draw:connector draw:style-name="gr1" draw:text-style-name="P1" draw:layer="layout" svg:x1="8.89cm" svg:y1="8.355cm" svg:x2="5.838cm" svg:y2="12.9cm" draw:start-shape="id2" draw:start-glue-point="5" draw:end-shape="id6" draw:end-glue-point="4" svg:d="m8890 8355h-3052v4545">
          <text:p/>
        </draw:connector>
        <draw:frame draw:style-name="gr2" draw:text-style-name="P2" draw:layer="layout" svg:width="2.1cm" svg:height="1.026cm" svg:x="43.9cm" svg:y="27.948cm">
          <draw:text-box>
            <text:p><text:span text:style-name="T1">nein</text:span></text:p>
          </draw:text-box>
        </draw:frame>
        <draw:frame draw:style-name="gr2" draw:text-style-name="P2" draw:layer="layout" svg:width="1.7cm" svg:height="1.026cm" svg:x="7.886cm" svg:y="7.35cm">
          <draw:text-box>
            <text:p><text:span text:style-name="T1">ja</text:span></text:p>
          </draw:text-box>
        </draw:frame>
        <draw:frame draw:style-name="gr2" draw:text-style-name="P2" draw:layer="layout" svg:width="1.7cm" svg:height="1.026cm" svg:x="27.986cm" svg:y="7.324cm">
          <draw:text-box>
            <text:p><text:span text:style-name="T1">ja</text:span></text:p>
          </draw:text-box>
        </draw:frame>
        <draw:custom-shape draw:style-name="gr4" draw:text-style-name="P3" xml:id="id5" draw:id="id5" draw:layer="layout" svg:width="8.2cm" svg:height="5.2cm" svg:x="20.186cm" svg:y="5.75cm">
          <text:p text:style-name="P1"><text:span text:style-name="T1">np <text:s/>∉</text:span><text:span text:style-name="T1"> T?</text:span></text:p>
          <text:p text:style-name="P1"><text:span text:style-name="T1">vertexAdd(np,*) ∉</text:span><text:span text:style-name="T1">O?</text:span></text:p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svg:x1="28.386cm" svg:y1="8.35cm" svg:x2="34.258cm" svg:y2="8.448cm" draw:start-shape="id5" svg:d="m28386 8350h3199v98h2673">
          <text:p/>
        </draw:connector>
        <draw:custom-shape draw:style-name="gr5" draw:text-style-name="P5" draw:layer="layout" svg:width="7.025cm" svg:height="2.225cm" svg:x="8.375cm" svg:y="45.175cm">
          <draw:glue-point draw:id="4" svg:x="-2.401cm" svg:y="-4.997cm"/>
          <draw:glue-point draw:id="5" svg:x="2.296cm" svg:y="-4.885cm" draw:escape-direction="up"/>
          <text:p text:style-name="P4"><text:span text:style-name="T1">Lege in O':</text:span></text:p>
          <text:p text:style-name="P1"><text:span text:style-name="T1">verteAdd(v,p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7cm" svg:height="1.026cm" svg:x="51.5cm" svg:y="24.448cm">
          <draw:text-box>
            <text:p><text:span text:style-name="T1">ja</text:span></text:p>
          </draw:text-box>
        </draw:frame>
        <draw:custom-shape draw:style-name="gr4" draw:text-style-name="P3" xml:id="id7" draw:id="id7" draw:layer="layout" svg:width="4.504cm" svg:height="3.8cm" svg:x="29cm" svg:y="13cm">
          <text:p text:style-name="P1"><text:span text:style-name="T3">np gelösch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3" draw:id="id3" draw:layer="layout" svg:width="4.504cm" svg:height="3.8cm" svg:x="22.2cm" svg:y="13cm">
          <text:p text:style-name="P1"><text:span text:style-name="T3">np renam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svg:x1="24.286cm" svg:y1="10.95cm" svg:x2="31.252cm" svg:y2="13cm" draw:start-shape="id5" draw:end-shape="id7" draw:end-glue-point="4" svg:d="m24286 10950v1026h6966v1024">
          <text:p/>
        </draw:connector>
        <draw:connector draw:style-name="gr1" draw:text-style-name="P1" draw:layer="layout" svg:x1="29cm" svg:y1="14.9cm" svg:x2="26.704cm" svg:y2="14.9cm" draw:start-shape="id7" draw:end-shape="id3" svg:d="m29000 14900h-2296">
          <text:p/>
        </draw:connector>
        <draw:custom-shape draw:style-name="gr4" draw:text-style-name="P3" xml:id="id8" draw:id="id8" draw:layer="layout" svg:width="7.525cm" svg:height="2.225cm" svg:x="27.5cm" svg:y="18.6cm">
          <text:p text:style-name="P1"><text:span text:style-name="T1">Verschiebe an Vater von np</text:span></text:p>
          <text:p text:style-name="P1"><text:span text:style-name="T1">np = dad(np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4" draw:id="id4" draw:layer="layout" svg:width="7.6cm" svg:height="2.225cm" svg:x="27.5cm" svg:y="21.675cm">
          <text:p text:style-name="P1"><text:span text:style-name="T1">np = renamed n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31.252cm" svg:y1="16.8cm" svg:x2="31.262cm" svg:y2="18.6cm" draw:start-shape="id7" draw:start-glue-point="6" draw:end-shape="id8" svg:d="m31252 16800v900h10v900">
          <text:p/>
        </draw:connector>
        <draw:connector draw:style-name="gr1" draw:text-style-name="P1" draw:layer="layout" svg:x1="22.2cm" svg:y1="14.9cm" svg:x2="20.364cm" svg:y2="20.199cm" draw:start-shape="id3" draw:start-glue-point="5" draw:end-shape="id9" draw:end-glue-point="4" svg:d="m22200 14900h-1836v5299">
          <text:p/>
        </draw:connector>
        <draw:frame draw:style-name="gr6" draw:text-style-name="P2" draw:layer="layout" svg:width="2.1cm" svg:height="1.026cm" svg:x="46.7cm" svg:y="25.574cm">
          <draw:text-box>
            <text:p><text:span text:style-name="T1">nein</text:span></text:p>
          </draw:text-box>
        </draw:frame>
        <draw:frame draw:style-name="gr7" draw:text-style-name="P2" draw:layer="layout" svg:width="2.1cm" svg:height="1.026cm" svg:x="22.2cm" svg:y="11.4cm">
          <draw:text-box>
            <text:p><text:span text:style-name="T1">nein</text:span></text:p>
          </draw:text-box>
        </draw:frame>
        <draw:frame draw:style-name="gr2" draw:text-style-name="P2" draw:layer="layout" svg:width="1.7cm" svg:height="1.026cm" svg:x="52.7cm" svg:y="28.374cm">
          <draw:text-box>
            <text:p><text:span text:style-name="T1">ja</text:span></text:p>
          </draw:text-box>
        </draw:frame>
        <draw:connector draw:style-name="gr1" draw:text-style-name="P1" draw:layer="layout" draw:line-skew="0.774cm" svg:x1="35.1cm" svg:y1="22.787cm" svg:x2="22.8cm" svg:y2="1.266cm" draw:start-shape="id4" draw:start-glue-point="1" draw:end-shape="id1" draw:end-glue-point="4" svg:d="m35100 22787h1299v-21521h-13599">
          <text:p/>
        </draw:connector>
        <draw:connector draw:style-name="gr1" draw:text-style-name="P1" draw:layer="layout" svg:x1="35.025cm" svg:y1="19.712cm" svg:x2="22.8cm" svg:y2="2.464cm" draw:start-shape="id8" draw:start-glue-point="1" draw:end-shape="id1" draw:end-glue-point="5" svg:d="m35025 19712h525v-17248h-12750">
          <text:p/>
        </draw:connector>
        <draw:frame draw:style-name="gr2" draw:text-style-name="P2" draw:layer="layout" svg:width="1.7cm" svg:height="1.026cm" svg:x="4.986cm" svg:y="16.949cm">
          <draw:text-box>
            <text:p><text:span text:style-name="T1">ja</text:span></text:p>
          </draw:text-box>
        </draw:frame>
        <draw:frame draw:style-name="gr2" draw:text-style-name="P2" draw:layer="layout" svg:width="1.7cm" svg:height="1.026cm" svg:x="11.386cm" svg:y="16.824cm">
          <draw:text-box>
            <text:p><text:span text:style-name="T1">ja</text:span></text:p>
          </draw:text-box>
        </draw:frame>
        <draw:custom-shape draw:style-name="gr4" draw:text-style-name="P3" xml:id="id6" draw:id="id6" draw:layer="layout" svg:width="4.704cm" svg:height="3.9cm" svg:x="3.486cm" svg:y="12.9cm">
          <text:p text:style-name="P1"><text:span text:style-name="T3">nd renam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10" draw:id="id10" draw:layer="layout" svg:width="4.504cm" svg:height="4.1cm" svg:x="10.682cm" svg:y="12.8cm">
          <text:p text:style-name="P1"><text:span text:style-name="T3">nd gelösch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svg:x1="8.19cm" svg:y1="14.85cm" svg:x2="10.682cm" svg:y2="14.85cm" draw:start-shape="id6" draw:start-glue-point="7" draw:end-shape="id10" svg:d="m8190 14850h2492">
          <text:p/>
        </draw:connector>
        <draw:custom-shape draw:style-name="gr4" draw:text-style-name="P3" xml:id="id11" draw:id="id11" draw:layer="layout" svg:width="7.225cm" svg:height="2.225cm" svg:x="2.186cm" svg:y="18.475cm">
          <text:p text:style-name="P1"><text:span text:style-name="T1">d = renamed 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5.838cm" svg:y1="16.8cm" svg:x2="5.798cm" svg:y2="18.475cm" draw:start-shape="id6" draw:start-glue-point="6" draw:end-shape="id11" svg:d="m5838 16800v838h-40v837">
          <text:p/>
        </draw:connector>
        <draw:frame draw:style-name="gr6" draw:text-style-name="P2" draw:layer="layout" svg:width="2.1cm" svg:height="1.026cm" svg:x="7.986cm" svg:y="13.95cm">
          <draw:text-box>
            <text:p><text:span text:style-name="T1">nein</text:span></text:p>
          </draw:text-box>
        </draw:frame>
        <draw:frame draw:style-name="gr2" draw:text-style-name="P2" draw:layer="layout" svg:width="2.1cm" svg:height="1.026cm" svg:x="15.286cm" svg:y="14.05cm">
          <draw:text-box>
            <text:p><text:span text:style-name="T1">nein</text:span></text:p>
          </draw:text-box>
        </draw:frame>
        <draw:connector draw:style-name="gr1" draw:text-style-name="P1" draw:layer="layout" svg:x1="15.186cm" svg:y1="14.85cm" svg:x2="17.336cm" svg:y2="20.199cm" draw:start-shape="id10" draw:start-glue-point="7" draw:end-shape="id9" draw:end-glue-point="5" svg:d="m15186 14850h2150v5349">
          <text:p/>
        </draw:connector>
        <draw:connector draw:style-name="gr1" draw:text-style-name="P1" draw:layer="layout" svg:x1="12.934cm" svg:y1="16.9cm" svg:x2="9.4cm" svg:y2="22.812cm" draw:start-shape="id10" draw:start-glue-point="6" draw:end-shape="id12" draw:end-glue-point="1" svg:d="m12934 16900v5912h-3534">
          <text:p/>
        </draw:connector>
        <draw:connector draw:style-name="gr1" draw:text-style-name="P1" draw:layer="layout" svg:x1="2.186cm" svg:y1="19.587cm" svg:x2="14.615cm" svg:y2="2.514cm" draw:start-shape="id11" draw:start-glue-point="3" draw:end-shape="id1" draw:end-glue-point="6" svg:d="m2186 19587h-526v-17073h12955">
          <text:p/>
        </draw:connector>
        <draw:custom-shape draw:style-name="gr4" draw:text-style-name="P3" xml:id="id12" draw:id="id12" draw:layer="layout" svg:width="7.225cm" svg:height="2.225cm" svg:x="2.175cm" svg:y="21.7cm">
          <text:p text:style-name="P1"><text:span text:style-name="T1">nd = 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line-skew="-0.948cm" svg:x1="2.175cm" svg:y1="22.812cm" svg:x2="14.6cm" svg:y2="1.316cm" draw:start-shape="id12" draw:start-glue-point="3" draw:end-shape="id1" draw:end-glue-point="7" svg:d="m2175 22812h-1475v-21496h13900">
          <text:p/>
        </draw:connector>
        <draw:custom-shape draw:style-name="gr8" draw:text-style-name="P3" xml:id="id9" draw:id="id9" draw:layer="layout" svg:width="6.9cm" svg:height="2.235cm" svg:x="15.4cm" svg:y="20.165cm">
          <draw:glue-point draw:id="4" svg:x="2.195cm" svg:y="-4.847cm"/>
          <draw:glue-point draw:id="5" svg:x="-2.195cm" svg:y="-4.847cm"/>
          <draw:glue-point draw:id="6" svg:x="5cm" svg:y="-2.76cm"/>
          <draw:glue-point draw:id="7" svg:x="5cm" svg:y="2.608cm"/>
          <text:p text:style-name="P1"><text:span text:style-name="T1">Feh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3" draw:id="id13" draw:layer="layout" svg:width="8.2cm" svg:height="5.2cm" svg:x="25.604cm" svg:y="29.13cm">
          <text:p text:style-name="P1"><text:span text:style-name="T1">v ∉ T?</text:span></text:p>
          <text:p><text:span text:style-name="T1">vertexAdd(v,*) ∉ O?</text:span></text:p>
          <text:p text:style-name="P1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svg:x1="25.604cm" svg:y1="31.73cm" svg:x2="22.602cm" svg:y2="35.7cm" draw:start-shape="id13" draw:start-glue-point="5" draw:end-shape="id14" draw:end-glue-point="4" svg:d="m25604 31730h-3002v3970">
          <text:p/>
        </draw:connector>
        <draw:frame draw:style-name="gr2" draw:text-style-name="P2" draw:layer="layout" svg:width="1.7cm" svg:height="1.026cm" svg:x="24.6cm" svg:y="30.725cm">
          <draw:text-box>
            <text:p><text:span text:style-name="T1">ja</text:span></text:p>
          </draw:text-box>
        </draw:frame>
        <draw:frame draw:style-name="gr2" draw:text-style-name="P2" draw:layer="layout" svg:width="1.7cm" svg:height="1.026cm" svg:x="21.7cm" svg:y="40.324cm">
          <draw:text-box>
            <text:p><text:span text:style-name="T1">ja</text:span></text:p>
          </draw:text-box>
        </draw:frame>
        <draw:frame draw:style-name="gr2" draw:text-style-name="P2" draw:layer="layout" svg:width="1.7cm" svg:height="1.026cm" svg:x="28.1cm" svg:y="40.199cm">
          <draw:text-box>
            <text:p><text:span text:style-name="T1">ja</text:span></text:p>
          </draw:text-box>
        </draw:frame>
        <draw:custom-shape draw:style-name="gr4" draw:text-style-name="P3" xml:id="id14" draw:id="id14" draw:layer="layout" svg:width="5.204cm" svg:height="4.425cm" svg:x="20cm" svg:y="35.7cm">
          <text:p text:style-name="P1"><text:span text:style-name="T3"/></text:p>
          <text:p text:style-name="P1"><text:span text:style-name="T3">vertexDel(v,*) </text:span></text:p>
          <text:p text:style-name="P1"><text:span text:style-name="T3">∈ </text:span><text:span text:style-name="T3">Δ</text:span><text:span text:style-name="T4"> 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15" draw:id="id15" draw:layer="layout" svg:width="5.004cm" svg:height="4.35cm" svg:x="27.396cm" svg:y="35.75cm">
          <text:p text:style-name="P1"><text:span text:style-name="T3"/></text:p>
          <text:p text:style-name="P1"><text:span text:style-name="T3">vertexMove(v,*) </text:span></text:p>
          <text:p text:style-name="P1"><text:span text:style-name="T3">in Δ</text:span><text:span text:style-name="T4"> 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svg:x1="25.204cm" svg:y1="37.913cm" svg:x2="27.396cm" svg:y2="37.925cm" draw:start-shape="id14" draw:start-glue-point="7" draw:end-shape="id15" svg:d="m25204 37913h1097v12h1095">
          <text:p/>
        </draw:connector>
        <draw:custom-shape draw:style-name="gr4" draw:text-style-name="P3" xml:id="id16" draw:id="id16" draw:layer="layout" svg:width="8.4cm" svg:height="2.85cm" svg:x="18.4cm" svg:y="41.85cm">
          <text:p text:style-name="P6"><text:span text:style-name="T1">für alle Kinder c von v:</text:span></text:p>
          <text:p text:style-name="P6"><text:span text:style-name="T1"><text:s text:c="2"/></text:span><text:span text:style-name="T1">aktualisiere vertexMove(c, v, </text:span></text:p>
          <text:p text:style-name="P6"><text:span text:style-name="T1"><text:tab/></text:span><text:span text:style-name="T1">np, desc(c), desc(c)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22.602cm" svg:y1="40.125cm" svg:x2="22.6cm" svg:y2="41.85cm" draw:start-shape="id14" draw:start-glue-point="6" draw:end-shape="id16" svg:d="m22602 40125v863h-2v862">
          <text:p/>
        </draw:connector>
        <draw:frame draw:style-name="gr6" draw:text-style-name="P2" draw:layer="layout" svg:width="2.1cm" svg:height="1.026cm" svg:x="25cm" svg:y="37cm">
          <draw:text-box>
            <text:p><text:span text:style-name="T1">nein</text:span></text:p>
          </draw:text-box>
        </draw:frame>
        <draw:frame draw:style-name="gr2" draw:text-style-name="P2" draw:layer="layout" svg:width="2.1cm" svg:height="1.026cm" svg:x="32.3cm" svg:y="36.974cm">
          <draw:text-box>
            <text:p><text:span text:style-name="T1">nein</text:span></text:p>
          </draw:text-box>
        </draw:frame>
        <draw:connector draw:style-name="gr1" draw:text-style-name="P1" draw:layer="layout" svg:x1="32.4cm" svg:y1="37.925cm" svg:x2="37.8cm" svg:y2="37.782cm" draw:start-shape="id15" draw:start-glue-point="7" draw:end-shape="id17" svg:d="m32400 37925h2701v-143h2699">
          <text:p/>
        </draw:connector>
        <draw:connector draw:style-name="gr1" draw:text-style-name="P1" draw:layer="layout" svg:x1="29.898cm" svg:y1="40.1cm" svg:x2="29.1cm" svg:y2="48.087cm" draw:start-shape="id15" draw:start-glue-point="6" draw:end-shape="id18" draw:end-glue-point="1" svg:d="m29898 40100v7987h-798">
          <text:p/>
        </draw:connector>
        <draw:custom-shape draw:style-name="gr4" draw:text-style-name="P3" xml:id="id18" draw:id="id18" draw:layer="layout" svg:width="7.225cm" svg:height="2.225cm" svg:x="21.875cm" svg:y="46.975cm">
          <text:p text:style-name="P1"><text:span text:style-name="T1">nd = 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7" draw:id="id17" draw:layer="layout" svg:width="6.9cm" svg:height="2.235cm" svg:x="37.8cm" svg:y="36.665cm">
          <draw:glue-point draw:id="4" svg:x="2.195cm" svg:y="-4.847cm"/>
          <draw:glue-point draw:id="5" svg:x="-2.195cm" svg:y="-4.847cm"/>
          <draw:glue-point draw:id="6" svg:x="5cm" svg:y="-2.76cm"/>
          <draw:glue-point draw:id="7" svg:x="5cm" svg:y="2.608cm"/>
          <text:p text:style-name="P1"><text:span text:style-name="T1">Feh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PGothic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0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ipp Lucas</meta:initial-creator>
    <meta:creation-date>2012-10-12T15:30:10.49</meta:creation-date>
    <dc:date>2012-10-15T23:35:05.96</dc:date>
    <dc:creator>Philipp Lucas</dc:creator>
    <meta:editing-duration>PT6H5M55S</meta:editing-duration>
    <meta:editing-cycles>19</meta:editing-cycles>
    <meta:generator>OpenOffice.org/3.4$Win32 OpenOffice.org_project/340m1$Build-9590</meta:generator>
    <meta:document-statistic meta:object-count="59"/>
  </office:meta>
</office:document-meta>
</file>